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29cm"/>
    </style:style>
    <style:style style:name="P1" style:family="paragraph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8.094cm" presentation:class="title" presentation:user-transformed="true">
          <draw:text-box>
            <text:p>Googolple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Содержание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Scala</text:p>
              </text:list-item>
              <text:list-item>
                <text:p>Lift</text:p>
              </text:list-item>
              <text:list-item>
                <text:p>Redis</text:p>
              </text:list-item>
              <text:list-item>
                <text:p>Googolple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очему Scala?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Инновационное сочетание объектно ориентированной парадигмы и функционального подхода </text:p>
              </text:list-item>
              <text:list-item>
                <text:p>Scala работает на JVM — следовательно мы имеем доступ ко всему арсеналу доступному java-разработчикам </text:p>
              </text:list-item>
              <text:list-item>
                <text:p>Обилие «синтаксического сахара» ускоряющее разработку в несколько раз</text:p>
              </text:list-item>
              <text:list-item>
                <text:p>Средства для автоматического распараллеливания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Почему Scala?</text:span>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Покажем преимущества scala перед java на примитивном примере. </text:p>
              </text:list-item>
              <text:list-item>
                <text:p>Пусть у нас есть коллекция страниц (pages), некий запрос (query), и метод satisfies, класса Page, который проверяет, удовлетворяет ли страница запросу</text:p>
              </text:list-item>
              <text:list-item>
                <text:p>И нам требуется узнать, существует ли страница удовлетворяющая запросу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1">Почему Scala?</text:span></text:p>
          </draw:text-box>
        </draw:frame>
        <draw:frame presentation:style-name="pr3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Java:</text:p>
                <text:p>bool isPageSatisfies(.......)</text:p>
                <text:p>{</text:p>
                <text:list>
                  <text:list-header>
                    <text:p>for(Page page : pages)</text:p>
                    <text:p>{</text:p>
                    <text:list>
                      <text:list-header>
                        <text:p>if(page.satisfies(query))</text:p>
                        <text:list>
                          <text:list-header>
                            <text:p>return true;</text:p>
                          </text:list-header>
                        </text:list>
                      </text:list-header>
                    </text:list>
                    <text:p>}</text:p>
                    <text:p>return false</text:p>
                  </text:list-header>
                </text:list>
                <text:p>}</text:p>
                <text:p/>
              </text:list-item>
              <text:list-item>
                <text:p>Scala:</text:p>
                <text:p>def isPageSatisfies(.....) = !(pages.exists(_ satisfies qyery)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Redis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lift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Googolplex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oogolplex — поисковый сервис основанный на основе свободного ПО, и таких технологий, как:</text:p>
              </text:list-item>
              <text:list-item>
                <text:p>Scala</text:p>
              </text:list-item>
              <text:list-item>
                <text:p>JVM</text:p>
              </text:list-item>
              <text:list-item>
                <text:p>Redis</text:p>
              </text:list-item>
              <text:list-item>
                <text:p>Lif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oogolplex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Googolplex состоит из трех частей:</text:p>
              </text:list-item>
              <text:list-item>
                <text:p>Crawler — поисковый паук, который собирает информацию о страницах, и записывает ее в БД в виде, который удобен для поиска</text:p>
              </text:list-item>
              <text:list-item>
                <text:p>Searcher — ядро поисковой системы, которая обрабатывает запрос, и занимается ранжированием</text:p>
              </text:list-item>
              <text:list-item>
                <text:p>Веб-интерфейс, на основе фреймворка lift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5T12:16:19</meta:creation-date>
    <dc:date>2013-04-25T12:54:37</dc:date>
    <meta:editing-duration>PT37M35S</meta:editing-duration>
    <meta:editing-cycles>10</meta:editing-cycles>
    <meta:generator>LibreOffice/3.6$Linux_X86_64 LibreOffice_project/360m1$Build-2</meta:generator>
    <meta:document-statistic meta:object-count="56"/>
  </office:meta>
</office:document-meta>
</file>